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4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69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39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Gadug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Gadug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94.79pt" svg:y="14.37pt">
            <draw:object draw:notify-on-update-of-ranges="Sheet1.B3:Sheet1.B22 Sheet1.C2:Sheet1.C2 Sheet1.C3:Sheet1.C22 Sheet1.B3:Sheet1.B22 Sheet1.D2:Sheet1.D2 Sheet1.D3:Sheet1.D22 Sheet1.B3:Sheet1.B22 Sheet1.E2:Sheet1.E2 Sheet1.E3:Sheet1.E22 Sheet1.B3:Sheet1.B22 Sheet1.F2:Sheet1.F2 Sheet1.F3:Sheet1.F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37pt" svg:height="255.63pt" svg:x="495.41pt" svg:y="308.66pt">
            <draw:object draw:notify-on-update-of-ranges="Sheet1.B23:Sheet1.B25 Sheet1.C2:Sheet1.C2 Sheet1.C23:Sheet1.C25 Sheet1.D2:Sheet1.D2 Sheet1.D23:Sheet1.D25 Sheet1.E2:Sheet1.E2 Sheet1.E23:Sheet1.E25 Sheet1.F2:Sheet1.F2 Sheet1.F23:Sheet1.F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Test</text:p>
          </table:table-cell>
          <table:table-cell table:style-name="ce6" office:value-type="string" calcext:value-type="string">
            <text:p>one1DMatrix</text:p>
          </table:table-cell>
          <table:table-cell table:style-name="ce6" office:value-type="string" calcext:value-type="string">
            <text:p>two1DMatrices</text:p>
          </table:table-cell>
          <table:table-cell table:style-name="ce6" office:value-type="string" calcext:value-type="string">
            <text:p>one2DMatrix</text:p>
          </table:table-cell>
          <table:table-cell table:style-name="ce6" office:value-type="string" calcext:value-type="string">
            <text:p>two2DMatrices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.15390002727509" calcext:value-type="float">
            <text:p>4.1539ms</text:p>
          </table:table-cell>
          <table:table-cell office:value-type="float" office:value="2.1884999871254" calcext:value-type="float">
            <text:p>2.1885ms</text:p>
          </table:table-cell>
          <table:table-cell office:value-type="float" office:value="175.272199988365" calcext:value-type="float">
            <text:p>175.2722ms</text:p>
          </table:table-cell>
          <table:table-cell office:value-type="float" office:value="176.161799967289" calcext:value-type="float">
            <text:p>176.1618ms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.09640002250671" calcext:value-type="float">
            <text:p>4.0964ms</text:p>
          </table:table-cell>
          <table:table-cell office:value-type="float" office:value="2.26279997825623" calcext:value-type="float">
            <text:p>2.2628ms</text:p>
          </table:table-cell>
          <table:table-cell office:value-type="float" office:value="186.276000022888" calcext:value-type="float">
            <text:p>186.2760ms</text:p>
          </table:table-cell>
          <table:table-cell office:value-type="float" office:value="161.912500023842" calcext:value-type="float">
            <text:p>161.9125ms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.05189996957779" calcext:value-type="float">
            <text:p>4.0519ms</text:p>
          </table:table-cell>
          <table:table-cell office:value-type="float" office:value="1.9582000374794" calcext:value-type="float">
            <text:p>1.9582ms</text:p>
          </table:table-cell>
          <table:table-cell office:value-type="float" office:value="177.573699951172" calcext:value-type="float">
            <text:p>177.5737ms</text:p>
          </table:table-cell>
          <table:table-cell office:value-type="float" office:value="158.327900052071" calcext:value-type="float">
            <text:p>158.3279ms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4.1622000336647" calcext:value-type="float">
            <text:p>4.1622ms</text:p>
          </table:table-cell>
          <table:table-cell office:value-type="float" office:value="2.04459995031357" calcext:value-type="float">
            <text:p>2.0446ms</text:p>
          </table:table-cell>
          <table:table-cell office:value-type="float" office:value="170.429799973965" calcext:value-type="float">
            <text:p>170.4298ms</text:p>
          </table:table-cell>
          <table:table-cell office:value-type="float" office:value="164.424099981785" calcext:value-type="float">
            <text:p>164.4241ms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3.77259999513626" calcext:value-type="float">
            <text:p>3.7726ms</text:p>
          </table:table-cell>
          <table:table-cell office:value-type="float" office:value="2.05120003223419" calcext:value-type="float">
            <text:p>2.0512ms</text:p>
          </table:table-cell>
          <table:table-cell office:value-type="float" office:value="170.715399980545" calcext:value-type="float">
            <text:p>170.7154ms</text:p>
          </table:table-cell>
          <table:table-cell office:value-type="float" office:value="167.81409996748" calcext:value-type="float">
            <text:p>167.8141ms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.1845999956131" calcext:value-type="float">
            <text:p>4.1846ms</text:p>
          </table:table-cell>
          <table:table-cell office:value-type="float" office:value="2.34579998254776" calcext:value-type="float">
            <text:p>2.3458ms</text:p>
          </table:table-cell>
          <table:table-cell office:value-type="float" office:value="247.194599986076" calcext:value-type="float">
            <text:p>247.1946ms</text:p>
          </table:table-cell>
          <table:table-cell office:value-type="float" office:value="167.412699997425" calcext:value-type="float">
            <text:p>167.4127ms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.26020002365112" calcext:value-type="float">
            <text:p>4.2602ms</text:p>
          </table:table-cell>
          <table:table-cell office:value-type="float" office:value="2.07170003652573" calcext:value-type="float">
            <text:p>2.0717ms</text:p>
          </table:table-cell>
          <table:table-cell office:value-type="float" office:value="173.234899997711" calcext:value-type="float">
            <text:p>173.2349ms</text:p>
          </table:table-cell>
          <table:table-cell office:value-type="float" office:value="162.375600039959" calcext:value-type="float">
            <text:p>162.3756ms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.15230000019074" calcext:value-type="float">
            <text:p>4.1523ms</text:p>
          </table:table-cell>
          <table:table-cell office:value-type="float" office:value="2.24129998683929" calcext:value-type="float">
            <text:p>2.2413ms</text:p>
          </table:table-cell>
          <table:table-cell office:value-type="float" office:value="173.220999956131" calcext:value-type="float">
            <text:p>173.2210ms</text:p>
          </table:table-cell>
          <table:table-cell office:value-type="float" office:value="186.371499955654" calcext:value-type="float">
            <text:p>186.3715ms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.7694000005722" calcext:value-type="float">
            <text:p>3.7694ms</text:p>
          </table:table-cell>
          <table:table-cell office:value-type="float" office:value="2.13050001859665" calcext:value-type="float">
            <text:p>2.1305ms</text:p>
          </table:table-cell>
          <table:table-cell office:value-type="float" office:value="172.039499998093" calcext:value-type="float">
            <text:p>172.0395ms</text:p>
          </table:table-cell>
          <table:table-cell office:value-type="float" office:value="169.043299973011" calcext:value-type="float">
            <text:p>169.0433ms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.14459997415543" calcext:value-type="float">
            <text:p>4.1446ms</text:p>
          </table:table-cell>
          <table:table-cell office:value-type="float" office:value="2.05699998140335" calcext:value-type="float">
            <text:p>2.0570ms</text:p>
          </table:table-cell>
          <table:table-cell office:value-type="float" office:value="169.308599948883" calcext:value-type="float">
            <text:p>169.3086ms</text:p>
          </table:table-cell>
          <table:table-cell office:value-type="float" office:value="157.850499987602" calcext:value-type="float">
            <text:p>157.8505ms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.93179994821548" calcext:value-type="float">
            <text:p>3.9318ms</text:p>
          </table:table-cell>
          <table:table-cell office:value-type="float" office:value="2.39629995822907" calcext:value-type="float">
            <text:p>2.3963ms</text:p>
          </table:table-cell>
          <table:table-cell office:value-type="float" office:value="170.11369997263" calcext:value-type="float">
            <text:p>170.1137ms</text:p>
          </table:table-cell>
          <table:table-cell office:value-type="float" office:value="161.684800028801" calcext:value-type="float">
            <text:p>161.6848ms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.91609996557236" calcext:value-type="float">
            <text:p>3.9161ms</text:p>
          </table:table-cell>
          <table:table-cell office:value-type="float" office:value="2.04149997234345" calcext:value-type="float">
            <text:p>2.0415ms</text:p>
          </table:table-cell>
          <table:table-cell office:value-type="float" office:value="171.747599959373" calcext:value-type="float">
            <text:p>171.7476ms</text:p>
          </table:table-cell>
          <table:table-cell office:value-type="float" office:value="162.255599975586" calcext:value-type="float">
            <text:p>162.2556ms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4.21439999341965" calcext:value-type="float">
            <text:p>4.2144ms</text:p>
          </table:table-cell>
          <table:table-cell office:value-type="float" office:value="2.02709996700287" calcext:value-type="float">
            <text:p>2.0271ms</text:p>
          </table:table-cell>
          <table:table-cell office:value-type="float" office:value="170.117100000381" calcext:value-type="float">
            <text:p>170.1171ms</text:p>
          </table:table-cell>
          <table:table-cell office:value-type="float" office:value="159.966600000858" calcext:value-type="float">
            <text:p>159.9666ms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4.00800001621246" calcext:value-type="float">
            <text:p>4.0080ms</text:p>
          </table:table-cell>
          <table:table-cell office:value-type="float" office:value="2.14600002765656" calcext:value-type="float">
            <text:p>2.1460ms</text:p>
          </table:table-cell>
          <table:table-cell office:value-type="float" office:value="176.685699999332" calcext:value-type="float">
            <text:p>176.6857ms</text:p>
          </table:table-cell>
          <table:table-cell office:value-type="float" office:value="160.014899969101" calcext:value-type="float">
            <text:p>160.0149ms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.92539995908737" calcext:value-type="float">
            <text:p>3.9254ms</text:p>
          </table:table-cell>
          <table:table-cell office:value-type="float" office:value="2.26050001382828" calcext:value-type="float">
            <text:p>2.2605ms</text:p>
          </table:table-cell>
          <table:table-cell office:value-type="float" office:value="172.696300029755" calcext:value-type="float">
            <text:p>172.6963ms</text:p>
          </table:table-cell>
          <table:table-cell office:value-type="float" office:value="160.634599983692" calcext:value-type="float">
            <text:p>160.6346ms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3.87840002775192" calcext:value-type="float">
            <text:p>3.8784ms</text:p>
          </table:table-cell>
          <table:table-cell office:value-type="float" office:value="2.21530002355576" calcext:value-type="float">
            <text:p>2.2153ms</text:p>
          </table:table-cell>
          <table:table-cell office:value-type="float" office:value="222.354099988937" calcext:value-type="float">
            <text:p>222.3541ms</text:p>
          </table:table-cell>
          <table:table-cell office:value-type="float" office:value="166.867100000381" calcext:value-type="float">
            <text:p>166.8671ms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3.69999998807907" calcext:value-type="float">
            <text:p>3.7000ms</text:p>
          </table:table-cell>
          <table:table-cell office:value-type="float" office:value="2.09779995679855" calcext:value-type="float">
            <text:p>2.0978ms</text:p>
          </table:table-cell>
          <table:table-cell office:value-type="float" office:value="174.859200000763" calcext:value-type="float">
            <text:p>174.8592ms</text:p>
          </table:table-cell>
          <table:table-cell office:value-type="float" office:value="166.910800039768" calcext:value-type="float">
            <text:p>166.9108ms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.2684999704361" calcext:value-type="float">
            <text:p>4.2685ms</text:p>
          </table:table-cell>
          <table:table-cell office:value-type="float" office:value="2.04800003767014" calcext:value-type="float">
            <text:p>2.0480ms</text:p>
          </table:table-cell>
          <table:table-cell office:value-type="float" office:value="180.316000044346" calcext:value-type="float">
            <text:p>180.3160ms</text:p>
          </table:table-cell>
          <table:table-cell office:value-type="float" office:value="162.870800018311" calcext:value-type="float">
            <text:p>162.8708ms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3.81699997186661" calcext:value-type="float">
            <text:p>3.8170ms</text:p>
          </table:table-cell>
          <table:table-cell office:value-type="float" office:value="2.02270001173019" calcext:value-type="float">
            <text:p>2.0227ms</text:p>
          </table:table-cell>
          <table:table-cell office:value-type="float" office:value="170.952300012112" calcext:value-type="float">
            <text:p>170.9523ms</text:p>
          </table:table-cell>
          <table:table-cell office:value-type="float" office:value="161.282700002193" calcext:value-type="float">
            <text:p>161.2827ms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4.21289998292923" calcext:value-type="float">
            <text:p>4.2129ms</text:p>
          </table:table-cell>
          <table:table-cell office:value-type="float" office:value="2.02319997549057" calcext:value-type="float">
            <text:p>2.0232ms</text:p>
          </table:table-cell>
          <table:table-cell office:value-type="float" office:value="179.5950999856" calcext:value-type="float">
            <text:p>179.5951ms</text:p>
          </table:table-cell>
          <table:table-cell office:value-type="float" office:value="166.655699968338" calcext:value-type="float">
            <text:p>166.6557ms</text:p>
          </table:table-cell>
        </table:table-row>
        <table:table-row table:style-name="ro2">
          <table:table-cell/>
          <table:table-cell table:style-name="ce3" office:value-type="string" calcext:value-type="string">
            <text:p>Best</text:p>
          </table:table-cell>
          <table:table-cell table:formula="of:=MIN([.C3:.C22])" office:value-type="float" office:value="3.69999998807907" calcext:value-type="float">
            <text:p>3.7000ms</text:p>
          </table:table-cell>
          <table:table-cell table:formula="of:=MIN([.D3:.D22])" office:value-type="float" office:value="1.9582000374794" calcext:value-type="float">
            <text:p>1.9582ms</text:p>
          </table:table-cell>
          <table:table-cell table:formula="of:=MIN([.E3:.E22])" office:value-type="float" office:value="169.308599948883" calcext:value-type="float">
            <text:p>169.3086ms</text:p>
          </table:table-cell>
          <table:table-cell table:formula="of:=MIN([.F3:.F22])" office:value-type="float" office:value="157.850499987602" calcext:value-type="float">
            <text:p>157.8505ms</text:p>
          </table:table-cell>
        </table:table-row>
        <table:table-row table:style-name="ro2">
          <table:table-cell/>
          <table:table-cell table:style-name="ce4" office:value-type="string" calcext:value-type="string">
            <text:p>Worst</text:p>
          </table:table-cell>
          <table:table-cell table:formula="of:=MAX([.C3:.C22])" office:value-type="float" office:value="4.2684999704361" calcext:value-type="float">
            <text:p>4.2685ms</text:p>
          </table:table-cell>
          <table:table-cell table:formula="of:=MAX([.D3:.D22])" office:value-type="float" office:value="2.39629995822907" calcext:value-type="float">
            <text:p>2.3963ms</text:p>
          </table:table-cell>
          <table:table-cell table:formula="of:=MAX([.E3:.E22])" office:value-type="float" office:value="247.194599986076" calcext:value-type="float">
            <text:p>247.1946ms</text:p>
          </table:table-cell>
          <table:table-cell table:formula="of:=MAX([.F3:.F22])" office:value-type="float" office:value="186.371499955654" calcext:value-type="float">
            <text:p>186.3715ms</text:p>
          </table:table-cell>
        </table:table-row>
        <table:table-row table:style-name="ro2">
          <table:table-cell/>
          <table:table-cell table:style-name="ce5" office:value-type="string" calcext:value-type="string">
            <text:p>Average</text:p>
          </table:table-cell>
          <table:table-cell table:style-name="Default" table:formula="of:=AVERAGE([.C3:.C22])" office:value-type="float" office:value="4.03102999329567" calcext:value-type="float">
            <text:p>4.03102999329567</text:p>
          </table:table-cell>
          <table:table-cell table:formula="of:=AVERAGE([.D3:.D22])" office:value-type="float" office:value="2.13149999678135" calcext:value-type="float">
            <text:p>2.1315ms</text:p>
          </table:table-cell>
          <table:table-cell table:formula="of:=AVERAGE([.E3:.E22])" office:value-type="float" office:value="180.235139989853" calcext:value-type="float">
            <text:p>180.2351ms</text:p>
          </table:table-cell>
          <table:table-cell table:formula="of:=AVERAGE([.F3:.F22])" office:value-type="float" office:value="165.041879996657" calcext:value-type="float">
            <text:p>165.0419ms</text:p>
          </table:table-cell>
        </table:table-row>
        <table:table-row table:style-name="ro2">
          <table:table-cell/>
          <table:table-cell table:style-name="ce5" office:value-type="string" calcext:value-type="string">
            <text:p>Best %</text:p>
          </table:table-cell>
          <table:table-cell table:style-name="ce8" table:formula="of:=(([.C25]/[.C23])-1)" office:value-type="percentage" office:value="0.0894675692657123" calcext:value-type="percentage">
            <text:p>8.95%</text:p>
          </table:table-cell>
          <table:table-cell table:style-name="ce8" table:formula="of:=(([.D25]/[.D23])-1)" office:value-type="percentage" office:value="0.0884996200515964" calcext:value-type="percentage">
            <text:p>8.85%</text:p>
          </table:table-cell>
          <table:table-cell table:style-name="ce8" table:formula="of:=(([.E25]/[.E23])-1)" office:value-type="percentage" office:value="0.0645362376410221" calcext:value-type="percentage">
            <text:p>6.45%</text:p>
          </table:table-cell>
          <table:table-cell table:style-name="ce8" table:formula="of:=(([.F25]/[.F23])-1)" office:value-type="percentage" office:value="0.0455581706083918" calcext:value-type="percentage">
            <text:p>4.56%</text:p>
          </table:table-cell>
        </table:table-row>
        <table:table-row table:style-name="ro2">
          <table:table-cell/>
          <table:table-cell table:style-name="ce5" office:value-type="string" calcext:value-type="string">
            <text:p>Worst %</text:p>
          </table:table-cell>
          <table:table-cell table:style-name="ce8" table:formula="of:=(([.C25]/[.C24])-1)" office:value-type="percentage" office:value="-0.055633121420911" calcext:value-type="percentage">
            <text:p>-5.56%</text:p>
          </table:table-cell>
          <table:table-cell table:style-name="ce8" table:formula="of:=(([.D25]/[.D24])-1)" office:value-type="percentage" office:value="-0.110503679031656" calcext:value-type="percentage">
            <text:p>-11.05%</text:p>
          </table:table-cell>
          <table:table-cell table:style-name="ce8" table:formula="of:=(([.E25]/[.E24])-1)" office:value-type="percentage" office:value="-0.270877519169088" calcext:value-type="percentage">
            <text:p>-27.09%</text:p>
          </table:table-cell>
          <table:table-cell table:style-name="ce8" table:formula="of:=(([.F25]/[.F24])-1)" office:value-type="percentage" office:value="-0.11444679022314" calcext:value-type="percentage">
            <text:p>-11.4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/>
      <number:seconds/>
    </number:time-style>
    <number:text-style style:name="N130">
      <number:text-content/>
      <number:text>ms</number:text>
    </number:text-style>
    <number:currency-style style:name="N13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ms</number:text>
      <style:map style:condition="value()&gt;=0" style:apply-style-name="N132P0"/>
    </number:currency-style>
    <number:number-style style:name="N133P0" style:volatile="true">
      <number:number number:decimal-places="2" number:min-decimal-places="2" number:min-integer-digits="1" number:grouping="true"/>
    </number:number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ms</number:text>
      <style:map style:condition="value()&gt;=0" style:apply-style-name="N133P0"/>
    </number:currency-style>
    <number:number-style style:name="N134P0" style:volatile="true">
      <number:number number:decimal-places="2" number:min-decimal-places="2" number:min-integer-digits="1" number:grouping="true"/>
    </number:number-style>
    <number:text-style style:name="N134">
      <number:text>-[$$-409]#,##0.00</number:text>
      <number:text-content/>
      <number:text>ms</number:text>
      <style:map style:condition="value()&lt;=1.7976931348623157E+308" style:apply-style-name="N134P0"/>
    </number:text-style>
    <number:text-style style:name="N135">
      <number:text>#,##0.00</number:text>
      <number:text-content/>
      <number:text>ms</number:text>
    </number:text-style>
    <number:number-style style:name="N136">
      <number:number number:decimal-places="2" number:min-decimal-places="2" number:min-integer-digits="1" number:grouping="true"/>
      <number:text>ms</number:text>
    </number:number-style>
    <number:number-style style:name="N137">
      <number:number number:decimal-places="2" number:min-decimal-places="2" number:min-integer-digits="1"/>
      <number:text>ms</number:text>
    </number:number-style>
    <number:number-style style:name="N138">
      <number:number number:decimal-places="6" number:min-decimal-places="6" number:min-integer-digits="1"/>
      <number:text>ms</number:text>
    </number:number-style>
    <number:number-style style:name="N139">
      <number:number number:decimal-places="4" number:min-decimal-places="4" number:min-integer-digits="1"/>
      <number:text>ms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/00/0000</text:date>, <text:time style:data-style-name="N2" text:time-value="19:25:37.9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0T12:11:10.303000000</meta:creation-date>
    <dc:date>2023-12-10T19:26:16.241000000</dc:date>
    <meta:editing-duration>PT7H13M28S</meta:editing-duration>
    <meta:editing-cycles>10</meta:editing-cycles>
    <meta:generator>LibreOffice/7.6.0.3$Windows_X86_64 LibreOffice_project/69edd8b8ebc41d00b4de3915dc82f8f0fc3b6265</meta:generator>
    <meta:document-statistic meta:table-count="1" meta:cell-count="130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9">
      <number:number number:decimal-places="4" number:min-decimal-places="4" number:min-integer-digits="1"/>
      <number:text>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1cm" svg:y="3.454cm" style:legend-expansion="high" chart:style-name="ch2"/>
        <chart:plot-area chart:style-name="ch3" table:cell-range-address="Sheet1.B3:Sheet1.F22 Sheet1.C2:Sheet1.F2" chart:data-source-has-labels="row" svg:x="0.32cm" svg:y="0.18cm" svg:width="11.741cm" svg:height="8.64cm">
          <chart:coordinate-region svg:x="2.45cm" svg:y="0.379cm" svg:width="9.42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heet1.C3:Sheet1.C22" chart:label-cell-address="Sheet1.C2:Sheet1.C2" chart:class="chart:scatter">
            <chart:domain table:cell-range-address="Sheet1.B3:Sheet1.B22"/>
            <chart:data-point chart:repeated="20"/>
          </chart:series>
          <chart:series chart:style-name="ch9" chart:values-cell-range-address="Sheet1.D3:Sheet1.D22" chart:label-cell-address="Sheet1.D2:Sheet1.D2" chart:class="chart:scatter">
            <chart:data-point chart:repeated="20"/>
          </chart:series>
          <chart:series chart:style-name="ch10" chart:values-cell-range-address="Sheet1.E3:Sheet1.E22" chart:label-cell-address="Sheet1.E2:Sheet1.E2" chart:class="chart:scatter">
            <chart:data-point chart:repeated="20"/>
          </chart:series>
          <chart:series chart:style-name="ch11" chart:values-cell-range-address="Sheet1.F3:Sheet1.F22" chart:label-cell-address="Sheet1.F2:Sheet1.F2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ne1DMatrix</text:p>
                <draw:g>
                  <svg:desc>Sheet1.C2:Sheet1.C2</svg:desc>
                </draw:g>
              </table:table-cell>
              <table:table-cell office:value-type="string">
                <text:p>two1DMatrices</text:p>
                <draw:g>
                  <svg:desc>Sheet1.D2:Sheet1.D2</svg:desc>
                </draw:g>
              </table:table-cell>
              <table:table-cell office:value-type="string">
                <text:p>one2DMatrix</text:p>
                <draw:g>
                  <svg:desc>Sheet1.E2:Sheet1.E2</svg:desc>
                </draw:g>
              </table:table-cell>
              <table:table-cell office:value-type="string">
                <text:p>two2DMatrices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22</svg:desc>
                </draw:g>
              </table:table-cell>
              <table:table-cell office:value-type="float" office:value="4.15390002727509">
                <text:p>4.15390002727509</text:p>
                <draw:g>
                  <svg:desc>Sheet1.C3:Sheet1.C22</svg:desc>
                </draw:g>
              </table:table-cell>
              <table:table-cell office:value-type="float" office:value="2.1884999871254">
                <text:p>2.1884999871254</text:p>
                <draw:g>
                  <svg:desc>Sheet1.D3:Sheet1.D22</svg:desc>
                </draw:g>
              </table:table-cell>
              <table:table-cell office:value-type="float" office:value="175.272199988365">
                <text:p>175.272199988365</text:p>
                <draw:g>
                  <svg:desc>Sheet1.E3:Sheet1.E22</svg:desc>
                </draw:g>
              </table:table-cell>
              <table:table-cell office:value-type="float" office:value="176.161799967289">
                <text:p>176.161799967289</text:p>
                <draw:g>
                  <svg:desc>Sheet1.F3:Sheet1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09640002250671">
                <text:p>4.09640002250671</text:p>
              </table:table-cell>
              <table:table-cell office:value-type="float" office:value="2.26279997825623">
                <text:p>2.26279997825623</text:p>
              </table:table-cell>
              <table:table-cell office:value-type="float" office:value="186.276000022888">
                <text:p>186.276000022888</text:p>
              </table:table-cell>
              <table:table-cell office:value-type="float" office:value="161.912500023842">
                <text:p>161.912500023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05189996957779">
                <text:p>4.05189996957779</text:p>
              </table:table-cell>
              <table:table-cell office:value-type="float" office:value="1.9582000374794">
                <text:p>1.9582000374794</text:p>
              </table:table-cell>
              <table:table-cell office:value-type="float" office:value="177.573699951172">
                <text:p>177.573699951172</text:p>
              </table:table-cell>
              <table:table-cell office:value-type="float" office:value="158.327900052071">
                <text:p>158.327900052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1622000336647">
                <text:p>4.1622000336647</text:p>
              </table:table-cell>
              <table:table-cell office:value-type="float" office:value="2.04459995031357">
                <text:p>2.04459995031357</text:p>
              </table:table-cell>
              <table:table-cell office:value-type="float" office:value="170.429799973965">
                <text:p>170.429799973965</text:p>
              </table:table-cell>
              <table:table-cell office:value-type="float" office:value="164.424099981785">
                <text:p>164.424099981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77259999513626">
                <text:p>3.77259999513626</text:p>
              </table:table-cell>
              <table:table-cell office:value-type="float" office:value="2.05120003223419">
                <text:p>2.05120003223419</text:p>
              </table:table-cell>
              <table:table-cell office:value-type="float" office:value="170.715399980545">
                <text:p>170.715399980545</text:p>
              </table:table-cell>
              <table:table-cell office:value-type="float" office:value="167.81409996748">
                <text:p>167.81409996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1845999956131">
                <text:p>4.1845999956131</text:p>
              </table:table-cell>
              <table:table-cell office:value-type="float" office:value="2.34579998254776">
                <text:p>2.34579998254776</text:p>
              </table:table-cell>
              <table:table-cell office:value-type="float" office:value="247.194599986076">
                <text:p>247.194599986076</text:p>
              </table:table-cell>
              <table:table-cell office:value-type="float" office:value="167.412699997425">
                <text:p>167.412699997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26020002365112">
                <text:p>4.26020002365112</text:p>
              </table:table-cell>
              <table:table-cell office:value-type="float" office:value="2.07170003652573">
                <text:p>2.07170003652573</text:p>
              </table:table-cell>
              <table:table-cell office:value-type="float" office:value="173.234899997711">
                <text:p>173.234899997711</text:p>
              </table:table-cell>
              <table:table-cell office:value-type="float" office:value="162.375600039959">
                <text:p>162.3756000399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15230000019074">
                <text:p>4.15230000019074</text:p>
              </table:table-cell>
              <table:table-cell office:value-type="float" office:value="2.24129998683929">
                <text:p>2.24129998683929</text:p>
              </table:table-cell>
              <table:table-cell office:value-type="float" office:value="173.220999956131">
                <text:p>173.220999956131</text:p>
              </table:table-cell>
              <table:table-cell office:value-type="float" office:value="186.371499955654">
                <text:p>186.3714999556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7694000005722">
                <text:p>3.7694000005722</text:p>
              </table:table-cell>
              <table:table-cell office:value-type="float" office:value="2.13050001859665">
                <text:p>2.13050001859665</text:p>
              </table:table-cell>
              <table:table-cell office:value-type="float" office:value="172.039499998093">
                <text:p>172.039499998093</text:p>
              </table:table-cell>
              <table:table-cell office:value-type="float" office:value="169.043299973011">
                <text:p>169.0432999730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14459997415543">
                <text:p>4.14459997415543</text:p>
              </table:table-cell>
              <table:table-cell office:value-type="float" office:value="2.05699998140335">
                <text:p>2.05699998140335</text:p>
              </table:table-cell>
              <table:table-cell office:value-type="float" office:value="169.308599948883">
                <text:p>169.308599948883</text:p>
              </table:table-cell>
              <table:table-cell office:value-type="float" office:value="157.850499987602">
                <text:p>157.850499987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93179994821548">
                <text:p>3.93179994821548</text:p>
              </table:table-cell>
              <table:table-cell office:value-type="float" office:value="2.39629995822907">
                <text:p>2.39629995822907</text:p>
              </table:table-cell>
              <table:table-cell office:value-type="float" office:value="170.11369997263">
                <text:p>170.11369997263</text:p>
              </table:table-cell>
              <table:table-cell office:value-type="float" office:value="161.684800028801">
                <text:p>161.6848000288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91609996557236">
                <text:p>3.91609996557236</text:p>
              </table:table-cell>
              <table:table-cell office:value-type="float" office:value="2.04149997234345">
                <text:p>2.04149997234345</text:p>
              </table:table-cell>
              <table:table-cell office:value-type="float" office:value="171.747599959373">
                <text:p>171.747599959373</text:p>
              </table:table-cell>
              <table:table-cell office:value-type="float" office:value="162.255599975586">
                <text:p>162.2555999755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21439999341965">
                <text:p>4.21439999341965</text:p>
              </table:table-cell>
              <table:table-cell office:value-type="float" office:value="2.02709996700287">
                <text:p>2.02709996700287</text:p>
              </table:table-cell>
              <table:table-cell office:value-type="float" office:value="170.117100000381">
                <text:p>170.117100000381</text:p>
              </table:table-cell>
              <table:table-cell office:value-type="float" office:value="159.966600000858">
                <text:p>159.9666000008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00800001621246">
                <text:p>4.00800001621246</text:p>
              </table:table-cell>
              <table:table-cell office:value-type="float" office:value="2.14600002765656">
                <text:p>2.14600002765656</text:p>
              </table:table-cell>
              <table:table-cell office:value-type="float" office:value="176.685699999332">
                <text:p>176.685699999332</text:p>
              </table:table-cell>
              <table:table-cell office:value-type="float" office:value="160.014899969101">
                <text:p>160.0148999691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.92539995908737">
                <text:p>3.92539995908737</text:p>
              </table:table-cell>
              <table:table-cell office:value-type="float" office:value="2.26050001382828">
                <text:p>2.26050001382828</text:p>
              </table:table-cell>
              <table:table-cell office:value-type="float" office:value="172.696300029755">
                <text:p>172.696300029755</text:p>
              </table:table-cell>
              <table:table-cell office:value-type="float" office:value="160.634599983692">
                <text:p>160.634599983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87840002775192">
                <text:p>3.87840002775192</text:p>
              </table:table-cell>
              <table:table-cell office:value-type="float" office:value="2.21530002355576">
                <text:p>2.21530002355576</text:p>
              </table:table-cell>
              <table:table-cell office:value-type="float" office:value="222.354099988937">
                <text:p>222.354099988937</text:p>
              </table:table-cell>
              <table:table-cell office:value-type="float" office:value="166.867100000381">
                <text:p>166.8671000003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.69999998807907">
                <text:p>3.69999998807907</text:p>
              </table:table-cell>
              <table:table-cell office:value-type="float" office:value="2.09779995679855">
                <text:p>2.09779995679855</text:p>
              </table:table-cell>
              <table:table-cell office:value-type="float" office:value="174.859200000763">
                <text:p>174.859200000763</text:p>
              </table:table-cell>
              <table:table-cell office:value-type="float" office:value="166.910800039768">
                <text:p>166.9108000397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.2684999704361">
                <text:p>4.2684999704361</text:p>
              </table:table-cell>
              <table:table-cell office:value-type="float" office:value="2.04800003767014">
                <text:p>2.04800003767014</text:p>
              </table:table-cell>
              <table:table-cell office:value-type="float" office:value="180.316000044346">
                <text:p>180.316000044346</text:p>
              </table:table-cell>
              <table:table-cell office:value-type="float" office:value="162.870800018311">
                <text:p>162.8708000183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.81699997186661">
                <text:p>3.81699997186661</text:p>
              </table:table-cell>
              <table:table-cell office:value-type="float" office:value="2.02270001173019">
                <text:p>2.02270001173019</text:p>
              </table:table-cell>
              <table:table-cell office:value-type="float" office:value="170.952300012112">
                <text:p>170.952300012112</text:p>
              </table:table-cell>
              <table:table-cell office:value-type="float" office:value="161.282700002193">
                <text:p>161.2827000021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.21289998292923">
                <text:p>4.21289998292923</text:p>
              </table:table-cell>
              <table:table-cell office:value-type="float" office:value="2.02319997549057">
                <text:p>2.02319997549057</text:p>
              </table:table-cell>
              <table:table-cell office:value-type="float" office:value="179.5950999856">
                <text:p>179.5950999856</text:p>
              </table:table-cell>
              <table:table-cell office:value-type="float" office:value="166.655699968338">
                <text:p>166.6556999683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9">
      <number:number number:decimal-places="4" number:min-decimal-places="4" number:min-integer-digits="1"/>
      <number:text>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5cm" svg:height="9.019cm" xlink:href=".." xlink:type="simple" chart:class="chart:bar" chart:style-name="ch1">
        <chart:legend chart:legend-position="end" svg:x="12.965cm" svg:y="3.463cm" style:legend-expansion="high" chart:style-name="ch2"/>
        <chart:plot-area chart:style-name="ch3" table:cell-range-address="Sheet1.B23:Sheet1.F25 Sheet1.C2:Sheet1.F2" chart:data-source-has-labels="both" svg:x="0.319cm" svg:y="0.18cm" svg:width="12.327cm" svg:height="8.659cm">
          <chart:coordinate-region svg:x="2.449cm" svg:y="0.38cm" svg:width="10.197cm" svg:height="7.812cm"/>
          <chart:axis chart:dimension="x" chart:name="primary-x" chart:style-name="ch4" chartooo:axis-type="auto">
            <chartooo:date-scale/>
            <chart:categories table:cell-range-address="Sheet1.B23:Sheet1.B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3:Sheet1.C25" chart:label-cell-address="Sheet1.C2:Sheet1.C2" chart:class="chart:bar">
            <chart:data-point chart:repeated="3"/>
          </chart:series>
          <chart:series chart:style-name="ch8" chart:values-cell-range-address="Sheet1.D23:Sheet1.D25" chart:label-cell-address="Sheet1.D2:Sheet1.D2" chart:class="chart:bar">
            <chart:data-point chart:repeated="3"/>
          </chart:series>
          <chart:series chart:style-name="ch9" chart:values-cell-range-address="Sheet1.E23:Sheet1.E25" chart:label-cell-address="Sheet1.E2:Sheet1.E2" chart:class="chart:bar">
            <chart:data-point chart:repeated="3"/>
          </chart:series>
          <chart:series chart:style-name="ch10" chart:values-cell-range-address="Sheet1.F23:Sheet1.F25" chart:label-cell-address="Sheet1.F2:Sheet1.F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1DMatrix</text:p>
                <draw:g>
                  <svg:desc>Sheet1.C2:Sheet1.C2</svg:desc>
                </draw:g>
              </table:table-cell>
              <table:table-cell office:value-type="string">
                <text:p>two1DMatrices</text:p>
                <draw:g>
                  <svg:desc>Sheet1.D2:Sheet1.D2</svg:desc>
                </draw:g>
              </table:table-cell>
              <table:table-cell office:value-type="string">
                <text:p>one2DMatrix</text:p>
                <draw:g>
                  <svg:desc>Sheet1.E2:Sheet1.E2</svg:desc>
                </draw:g>
              </table:table-cell>
              <table:table-cell office:value-type="string">
                <text:p>two2DMatrices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st</text:p>
                <draw:g>
                  <svg:desc>Sheet1.B23:Sheet1.B25</svg:desc>
                </draw:g>
              </table:table-cell>
              <table:table-cell office:value-type="float" office:value="3.69999998807907">
                <text:p>3.69999998807907</text:p>
                <draw:g>
                  <svg:desc>Sheet1.C23:Sheet1.C25</svg:desc>
                </draw:g>
              </table:table-cell>
              <table:table-cell office:value-type="float" office:value="1.9582000374794">
                <text:p>1.9582000374794</text:p>
                <draw:g>
                  <svg:desc>Sheet1.D23:Sheet1.D25</svg:desc>
                </draw:g>
              </table:table-cell>
              <table:table-cell office:value-type="float" office:value="169.308599948883">
                <text:p>169.308599948883</text:p>
                <draw:g>
                  <svg:desc>Sheet1.E23:Sheet1.E25</svg:desc>
                </draw:g>
              </table:table-cell>
              <table:table-cell office:value-type="float" office:value="157.850499987602">
                <text:p>157.850499987602</text:p>
                <draw:g>
                  <svg:desc>Sheet1.F23:Sheet1.F25</svg:desc>
                </draw:g>
              </table:table-cell>
            </table:table-row>
            <table:table-row>
              <table:table-cell office:value-type="string">
                <text:p>Worst</text:p>
              </table:table-cell>
              <table:table-cell office:value-type="float" office:value="4.2684999704361">
                <text:p>4.2684999704361</text:p>
              </table:table-cell>
              <table:table-cell office:value-type="float" office:value="2.39629995822907">
                <text:p>2.39629995822907</text:p>
              </table:table-cell>
              <table:table-cell office:value-type="float" office:value="247.194599986076">
                <text:p>247.194599986076</text:p>
              </table:table-cell>
              <table:table-cell office:value-type="float" office:value="186.371499955654">
                <text:p>186.371499955654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4.03102999329567">
                <text:p>4.03102999329567</text:p>
              </table:table-cell>
              <table:table-cell office:value-type="float" office:value="2.13149999678135">
                <text:p>2.13149999678135</text:p>
              </table:table-cell>
              <table:table-cell office:value-type="float" office:value="180.235139989853">
                <text:p>180.235139989853</text:p>
              </table:table-cell>
              <table:table-cell office:value-type="float" office:value="165.041879996657">
                <text:p>165.0418799966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